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file-entry manifest:media-type="text/xml" manifest:full-path="VersionLis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style:text-properties fo:color="#000000" fo:font-family="Sans Serif" fo:font-size="12.000000000000000pt"/>
    </style:style>
    <style:style style:name="P2" style:family="paragraph">
      <style:text-properties fo:color="#000000" fo:font-family="Sans Serif" fo:font-size="12.000000000000000pt"/>
    </style:style>
    <style:style style:name="T1" style:family="text">
      <style:text-properties fo:font-style="italic"/>
    </style:style>
  </office:automatic-styles>
  <office:body>
    <office:text>
      <text:tracked-changes/>
      <text:page-sequence>
        <text:page text:master-page-name="Standard1"/>
      </text:page-sequence>
      <text:p text:style-name="P1">General Topic: Filipino Migration.  Narrowed Topic: The issues regarding the physical and sexual abuse of Male migrants and OFWs in foreign territory and how they can be remedied.  Stand: It is high time the Philippine Government took up measures to protect the Male Migrants and OFWs the same way they protect the female counterparts.  Focusing Question: Are there specific laws here in the Philippines set to protect these male migrants and OFWs? Sub Questions  Are there laws in other countries targeted especially for abuse of migrants?  What makes a certain male vulnerable to sexual or physical abuse?  How often do Sexual and physical abuses occur for these migrants?  Why do sexual abuses of males often go unreported?  Is there a psychological effect?  How do victims cope with abuse?  How do families of these OFWs cope with the abuse? Do they even know their loved one is being abused?   How vulnerable are male migrants vs their female counterparts?  Do these migrants leave the country they were abused in? Do the OFWs quit their job?  Can these abused men depend on the Philippine Government for protection? [the Government itself, not some politician aiming to make a name for him/herself] </text:p>
      <text:p text:style-name="P2">Research Strategy:</text:p>
      <text:p text:style-name="P2"/>
      <text:p text:style-name="P2">First, I would read about the psychology involved with rape and why men (and sometimes women) do it. I would then look for laws here in the Philippines and in other countries that can protect these male victims of rape. After that, I would email the author of one of my potential sources and interview him electronically.<text:s/></text:p>
      <text:p text:style-name="P2"/>
      <text:p text:style-name="P2">3 possible interviewees:</text:p>
      <text:p text:style-name="P2">Michael Scarce, Author of the book<text:s/><text:span text:style-name="T1">Male on Male Rape</text:span>:<text:s/><text:span text:style-name="T1">The Hidden Toll and Stigma.</text:span></text:p>
      <text:p text:style-name="P2">Gina Ylaya, Senior Psychologist, Ateneo De Manila University.</text:p>
      <text:p text:style-name="P2">Boen Mangalindan, Lawyer</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Standard" style:display-name="Standard" style:family="paragraph">
      <style:text-properties fo:font-size="12.000000000000000pt"/>
    </style:style>
    <style:style style:name="Head_201" style:display-name="Head 1" style:family="paragraph" style:list-style-name="Numbering_20Style_20for_20Head_201" style:next-style-name="Standard">
      <style:text-properties fo:font-size="20.000000000000000pt" fo:font-weight="bold"/>
    </style:style>
    <style:style style:name="Head_202" style:display-name="Head 2" style:family="paragraph" style:list-style-name="Numbering_20Style_20for_20Head_202" style:next-style-name="Standard">
      <style:text-properties fo:font-size="16.000000000000000pt" fo:font-weight="bold"/>
    </style:style>
    <style:style style:name="Enumerated_20List" style:display-name="Enumerated List" style:family="paragraph" style:list-style-name="Numbering_20Style_20for_20Enumerated_20List">
      <style:text-properties fo:font-size="12.000000000000000pt"/>
    </style:style>
    <style:style style:name="Head_203" style:display-name="Head 3" style:family="paragraph" style:list-style-name="Numbering_20Style_20for_20Head_203"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Numbering_20Style_20for_20Alphabetical_20List">
      <style:text-properties fo:font-size="12.000000000000000pt"/>
    </style:style>
    <style:style style:name="Bullet_20List" style:display-name="Bullet List" style:family="paragraph" style:list-style-name="Numbering_20Style_20for_20Bullet_20List">
      <style:text-properties fo:font-size="12.000000000000000pt"/>
    </style: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0</meta:generator>
    <dc:title/>
    <meta:initial-creator>Unknown</meta:initial-creator>
    <meta:editing-cycles>1</meta:editing-cycles>
    <dc:date>2009-12-19T00:15:57</dc:date>
    <meta:creation-date>2008-08-22T11:41:04</meta:creation-date>
    <dc:creator>Aron Asor</dc:creator>
  </office:meta>
</office:document-meta>
</file>

<file path=VersionList.xml><?xml version="1.0" encoding="utf-8"?>
<VL:version-list xmlns:VL="http://openoffice.org/2001/versions-list" xmlns:dc="http://purl.org/dc/elements/1.1/">
  <VL:version-entry VL:title="Version1" VL:comment="testing version control" VL:creator="Aron Asor" dc:date-time="2009-12-19T00:15:57"/>
</VL:version-list>
</file>